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50000088F2BA2FA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5.338cm" svg:y1="3.266cm" svg:x2="15.358cm" svg:y2="3.702cm">
          <text:p/>
        </draw:line>
        <draw:line draw:style-name="gr1" draw:text-style-name="P1" draw:layer="layout" svg:x1="15.382cm" svg:y1="3.713cm" svg:x2="15.204cm" svg:y2="3.49cm">
          <text:p/>
        </draw:line>
        <draw:line draw:style-name="gr1" draw:text-style-name="P1" draw:layer="layout" svg:x1="15.36cm" svg:y1="3.713cm" svg:x2="15.484cm" svg:y2="3.478cm">
          <text:p/>
        </draw:line>
        <draw:line draw:style-name="gr1" draw:text-style-name="P1" draw:layer="layout" svg:x1="12.457cm" svg:y1="12.036cm" svg:x2="12.442cm" svg:y2="8.592cm">
          <text:p/>
        </draw:line>
        <draw:line draw:style-name="gr1" draw:text-style-name="P1" draw:layer="layout" svg:x1="12.453cm" svg:y1="8.621cm" svg:x2="15.402cm" svg:y2="8.592cm">
          <text:p/>
        </draw:line>
        <draw:line draw:style-name="gr1" draw:text-style-name="P1" draw:layer="layout" svg:x1="15.417cm" svg:y1="8.603cm" svg:x2="15.104cm" svg:y2="8.447cm">
          <text:p/>
        </draw:line>
        <draw:line draw:style-name="gr1" draw:text-style-name="P1" draw:layer="layout" svg:x1="15.417cm" svg:y1="8.592cm" svg:x2="15.126cm" svg:y2="8.738cm">
          <text:p/>
        </draw:line>
        <draw:line draw:style-name="gr1" draw:text-style-name="P1" draw:layer="layout" svg:x1="15.361cm" svg:y1="11.199cm" svg:x2="15.361cm" svg:y2="12.031cm">
          <text:p/>
        </draw:line>
        <draw:line draw:style-name="gr1" draw:text-style-name="P1" draw:layer="layout" svg:x1="15.383cm" svg:y1="12.015cm" svg:x2="12.453cm" svg:y2="12.015cm">
          <text:p/>
        </draw:line>
        <draw:frame draw:style-name="gr2" draw:text-style-name="P3" draw:layer="layout" svg:width="0.388cm" svg:height="0.48cm" svg:x="19.447cm" svg:y="28.069cm">
          <draw:text-box>
            <text:p text:style-name="P2"><text:span text:style-name="T1"><text:s/></text:span></text:p>
          </draw:text-box>
        </draw:frame>
        <draw:frame draw:style-name="gr3" draw:text-style-name="P1" draw:layer="layout" svg:width="18.971cm" svg:height="27.835cm" svg:x="0.448cm" svg:y="0.602cm">
          <draw:image xlink:href="Pictures/10000001000005D50000088F2BA2FA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2cm" fo:margin-left="0cm" fo:margin-right="0cm" fo:page-width="20.984cm" fo:page-height="29.6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7T21:20:26.178454294</dc:date>
    <meta:editing-duration>PT1M58S</meta:editing-duration>
    <meta:editing-cycles>1</meta:editing-cycles>
    <meta:document-statistic meta:object-count="11"/>
  </office:meta>
</office:document-meta>
</file>